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/>
    </style:style>
    <style:style style:name="T1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4" style:parent-style-name="Normal" style:family="paragraph">
      <style:text-properties fo:font-size="11pt" style:font-size-asian="11pt" style:font-size-complex="11pt"/>
    </style:style>
    <style:style style:name="T1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6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7" style:parent-style-name="Normal" style:family="paragraph">
      <style:text-properties fo:font-size="11pt" style:font-size-asian="11pt" style:font-size-complex="11pt"/>
    </style:style>
    <style:style style:name="T1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9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20" style:parent-style-name="Normal" style:family="paragraph">
      <style:text-properties fo:font-size="11pt" style:font-size-asian="11pt" style:font-size-complex="11pt"/>
    </style:style>
    <style:style style:name="P21" style:parent-style-name="Normal" style:family="paragraph">
      <style:text-properties fo:font-weight="bold" style:font-weight-asian="bold" fo:font-size="11pt" style:font-size-asian="11pt" style:font-size-complex="11pt"/>
    </style:style>
    <style:style style:name="S1" style:family="section">
      <style:section-properties fo:margin-left="0in" fo:margin-right="0in" style:writing-mode="lr-tb">
        <style:columns fo:column-count="3" fo:column-gap="0.5in"/>
      </style:section-properties>
    </style:style>
    <style:style style:name="P22" style:parent-style-name="Normal" style:family="paragraph">
      <style:text-properties fo:font-style="italic" style:font-style-asian="italic" fo:font-size="11pt" style:font-size-asian="11pt" style:font-size-complex="11pt"/>
    </style:style>
    <style:style style:name="P23" style:parent-style-name="ListParagraph" style:list-style-name="LFO3" style:family="paragraph">
      <style:text-properties fo:font-size="11pt" style:font-size-asian="11pt" style:font-size-complex="11pt"/>
    </style:style>
    <style:style style:name="P24" style:parent-style-name="ListParagraph" style:list-style-name="LFO3" style:family="paragraph">
      <style:text-properties fo:font-size="11pt" style:font-size-asian="11pt" style:font-size-complex="11pt"/>
    </style:style>
    <style:style style:name="T25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P26" style:parent-style-name="ListParagraph" style:list-style-name="LFO4" style:family="paragraph">
      <style:text-properties fo:font-size="11pt" style:font-size-asian="11pt" style:font-size-complex="11pt"/>
    </style:style>
    <style:style style:name="P27" style:parent-style-name="ListParagraph" style:list-style-name="LFO4" style:family="paragraph">
      <style:text-properties fo:font-size="11pt" style:font-size-asian="11pt" style:font-size-complex="11pt"/>
    </style:style>
    <style:style style:name="P28" style:parent-style-name="Normal" style:family="paragraph">
      <style:text-properties fo:font-size="11pt" style:font-size-asian="11pt" style:font-size-complex="11pt"/>
    </style:style>
    <style:style style:name="S2" style:family="section">
      <style:section-properties fo:margin-left="0in" fo:margin-right="0in" style:writing-mode="lr-tb"/>
    </style:style>
    <style:style style:name="P29" style:parent-style-name="Normal" style:family="paragraph">
      <style:text-properties fo:font-weight="bold" style:font-weight-asian="bold" fo:font-size="11pt" style:font-size-asian="11pt" style:font-size-complex="11pt"/>
    </style:style>
    <style:style style:name="T3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S3" style:family="section">
      <style:section-properties fo:margin-left="0in" fo:margin-right="0in" style:writing-mode="lr-tb">
        <style:columns fo:column-count="3" fo:column-gap="0.5in"/>
      </style:section-properties>
    </style:style>
    <style:style style:name="P35" style:parent-style-name="ListParagraph" style:list-style-name="LFO2" style:family="paragraph">
      <style:paragraph-properties fo:margin-left="0.4375in">
        <style:tab-stops/>
      </style:paragraph-properties>
      <style:text-properties fo:font-size="11pt" style:font-size-asian="11pt" style:font-size-complex="11pt"/>
    </style:style>
    <style:style style:name="P36" style:parent-style-name="ListParagraph" style:list-style-name="LFO2" style:family="paragraph">
      <style:paragraph-properties fo:margin-left="0.4375in">
        <style:tab-stops/>
      </style:paragraph-properties>
      <style:text-properties fo:font-size="11pt" style:font-size-asian="11pt" style:font-size-complex="11pt"/>
    </style:style>
    <style:style style:name="P37" style:parent-style-name="ListParagraph" style:list-style-name="LFO2" style:family="paragraph">
      <style:paragraph-properties fo:margin-left="0.4375in">
        <style:tab-stops/>
      </style:paragraph-properties>
      <style:text-properties fo:font-size="11pt" style:font-size-asian="11pt" style:font-size-complex="11pt"/>
    </style:style>
    <style:style style:name="P38" style:parent-style-name="ListParagraph" style:list-style-name="LFO2" style:family="paragraph">
      <style:paragraph-properties fo:margin-left="0.4375in">
        <style:tab-stops/>
      </style:paragraph-properties>
      <style:text-properties fo:font-size="11pt" style:font-size-asian="11pt" style:font-size-complex="11pt"/>
    </style:style>
    <style:style style:name="S4" style:family="section">
      <style:section-properties fo:margin-left="0in" fo:margin-right="0in" style:writing-mode="lr-tb"/>
    </style:style>
    <style:style style:name="P39" style:parent-style-name="Normal" style:family="paragraph">
      <style:text-properties fo:font-weight="bold" style:font-weight-asian="bold" fo:font-size="11pt" style:font-size-asian="11pt" style:font-size-complex="11pt"/>
    </style:style>
    <style:style style:name="T4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4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42" style:parent-style-name="ListParagraph" style:list-style-name="LFO5" style:family="paragraph">
      <style:text-properties fo:font-size="11pt" style:font-size-asian="11pt" style:font-size-complex="11pt"/>
    </style:style>
    <style:style style:name="P43" style:parent-style-name="ListParagraph" style:list-style-name="LFO5" style:family="paragraph">
      <style:text-properties fo:font-size="11pt" style:font-size-asian="11pt" style:font-size-complex="11pt"/>
    </style:style>
    <style:style style:name="P44" style:parent-style-name="Normal" style:family="paragraph">
      <style:text-properties fo:font-weight="bold" style:font-weight-asian="bold" fo:font-size="11pt" style:font-size-asian="11pt" style:font-size-complex="11pt"/>
    </style:style>
    <style:style style:name="T4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46" style:parent-style-name="ListParagraph" style:list-style-name="LFO6" style:family="paragraph"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T4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49" style:parent-style-name="ListParagraph" style:list-style-name="LFO7" style:family="paragraph">
      <style:text-properties fo:font-size="11pt" style:font-size-asian="11pt" style:font-size-complex="11pt"/>
    </style:style>
    <style:style style:name="P50" style:parent-style-name="Normal" style:family="paragraph">
      <style:text-properties fo:font-size="11pt" style:font-size-asian="11pt" style:font-size-complex="11pt"/>
    </style:style>
    <style:style style:name="T5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5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53" style:parent-style-name="ListParagraph" style:list-style-name="LFO8" style:family="paragraph">
      <style:text-properties fo:font-size="11pt" style:font-size-asian="11pt" style:font-size-complex="11pt"/>
    </style:style>
    <style:style style:name="P54" style:parent-style-name="ListParagraph" style:list-style-name="LFO8" style:family="paragraph">
      <style:text-properties fo:font-size="11pt" style:font-size-asian="11pt" style:font-size-complex="11pt"/>
    </style:style>
    <style:style style:name="P55" style:parent-style-name="Normal" style:family="paragraph">
      <style:text-properties fo:font-weight="bold" style:font-weight-asian="bold" fo:font-size="11pt" style:font-size-asian="11pt" style:font-size-complex="11pt"/>
    </style:style>
    <style:style style:name="T5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5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58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text-properties fo:font-weight="bold" style:font-weight-asian="bold" fo:font-size="11pt" style:font-size-asian="11pt" style:font-size-complex="11pt"/>
    </style:style>
    <style:style style:name="T6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P72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73" style:parent-style-name="Normal" style:family="paragraph">
      <style:text-properties fo:font-weight="bold" style:font-weight-asian="bold" fo:font-size="11pt" style:font-size-asian="11pt" style:font-size-complex="11pt"/>
    </style:style>
    <style:style style:name="P74" style:parent-style-name="Normal" style:family="paragraph">
      <style:text-properties fo:font-weight="bold" style:font-weight-asian="bold" fo:font-size="11pt" style:font-size-asian="11pt" style:font-size-complex="11pt"/>
    </style:style>
    <style:style style:name="P75" style:parent-style-name="Normal" style:family="paragraph">
      <style:paragraph-properties fo:margin-left="0.25in">
        <style:tab-stops/>
      </style:paragraph-properties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P88" style:parent-style-name="Normal" style:family="paragraph">
      <style:text-properties fo:font-weight="bold" style:font-weight-asian="bold" fo:font-size="11pt" style:font-size-asian="11pt" style:font-size-complex="11pt"/>
    </style:style>
    <style:style style:name="P89" style:parent-style-name="Normal" style:family="paragraph">
      <style:text-properties fo:font-weight="bold" style:font-weight-asian="bold" fo:font-size="11pt" style:font-size-asian="11pt" style:font-size-complex="11pt"/>
    </style:style>
    <style:style style:name="P90" style:parent-style-name="Normal" style:family="paragraph">
      <style:paragraph-properties fo:margin-left="0.25in">
        <style:tab-stops/>
      </style:paragraph-properties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T99" style:parent-style-name="DefaultParagraphFont" style:family="text">
      <style:text-properties fo:font-size="11pt" style:font-size-asian="11pt" style:font-size-complex="11pt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P103" style:parent-style-name="Normal" style:family="paragraph">
      <style:text-properties fo:font-size="11pt" style:font-size-asian="11pt" style:font-size-complex="11pt"/>
    </style:style>
    <style:style style:name="P104" style:parent-style-name="Normal" style:family="paragraph">
      <style:text-properties fo:font-weight="bold" style:font-weight-asian="bold" fo:font-size="11pt" style:font-size-asian="11pt" style:font-size-complex="11pt"/>
    </style:style>
    <style:style style:name="P105" style:parent-style-name="Normal" style:family="paragraph">
      <style:paragraph-properties fo:margin-left="0.25in">
        <style:tab-stops/>
      </style:paragraph-properties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P118" style:parent-style-name="Normal" style:family="paragraph">
      <style:text-properties fo:font-size="11pt" style:font-size-asian="11pt" style:font-size-complex="11pt"/>
    </style:style>
    <style:style style:name="P119" style:parent-style-name="Normal" style:family="paragraph">
      <style:text-properties fo:font-weight="bold" style:font-weight-asian="bold" fo:font-size="11pt" style:font-size-asian="11pt" style:font-size-complex="11pt"/>
    </style:style>
    <style:style style:name="P120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1" style:parent-style-name="Normal" style:family="paragraph">
      <style:text-properties fo:font-size="11pt" style:font-size-asian="11pt" style:font-size-complex="11pt"/>
    </style:style>
    <style:style style:name="P122" style:parent-style-name="Normal" style:family="paragraph">
      <style:text-properties fo:font-weight="bold" style:font-weight-asian="bold" fo:font-size="11pt" style:font-size-asian="11pt" style:font-size-complex="11pt"/>
    </style:style>
    <style:style style:name="S5" style:family="section">
      <style:section-properties fo:margin-left="0in" fo:margin-right="0in" style:writing-mode="lr-tb">
        <style:columns fo:column-count="3" fo:column-gap="0.5in"/>
      </style:section-properties>
    </style:style>
    <style:style style:name="P123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4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5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26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S6" style:family="section">
      <style:section-properties fo:margin-left="0in" fo:margin-right="0in" style:writing-mode="lr-tb"/>
    </style:style>
    <style:style style:name="P127" style:parent-style-name="Normal" style:family="paragraph">
      <style:text-properties fo:font-size="11pt" style:font-size-asian="11pt" style:font-size-complex="11pt"/>
    </style:style>
    <style:style style:name="T12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29" style:parent-style-name="Normal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30" style:parent-style-name="Normal" style:family="paragraph">
      <style:text-properties fo:font-size="11pt" style:font-size-asian="11pt" style:font-size-complex="11pt"/>
    </style:style>
    <style:style style:name="T13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32" style:parent-style-name="Normal" style:family="paragraph">
      <style:paragraph-properties fo:margin-left="0.25in">
        <style:tab-stops/>
      </style:paragraph-properties>
    </style:style>
    <style:style style:name="T133" style:parent-style-name="DefaultParagraphFont" style:family="text">
      <style:text-properties fo:font-size="11pt" style:font-size-asian="11pt" style:font-size-complex="11pt"/>
    </style:style>
    <style:style style:name="T134" style:parent-style-name="DefaultParagraphFont" style:family="text">
      <style:text-properties fo:font-size="11pt" style:font-size-asian="11pt" style:font-size-complex="11pt"/>
    </style:style>
    <style:style style:name="T135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36" style:parent-style-name="DefaultParagraphFont" style:family="text">
      <style:text-properties fo:font-size="11pt" style:font-size-asian="11pt" style:font-size-complex="11pt"/>
    </style:style>
    <style:style style:name="T137" style:parent-style-name="DefaultParagraphFont" style:family="text">
      <style:text-properties fo:font-size="11pt" style:font-size-asian="11pt" style:font-size-complex="11pt"/>
    </style:style>
    <style:style style:name="T138" style:parent-style-name="DefaultParagraphFont" style:family="text">
      <style:text-properties fo:font-size="11pt" style:font-size-asian="11pt" style:font-size-complex="11pt"/>
    </style:style>
    <style:style style:name="T139" style:parent-style-name="DefaultParagraphFont" style:family="text">
      <style:text-properties fo:font-size="11pt" style:font-size-asian="11pt" style:font-size-complex="11pt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P141" style:parent-style-name="Normal" style:family="paragraph">
      <style:text-properties fo:font-size="11pt" style:font-size-asian="11pt" style:font-size-complex="11pt"/>
    </style:style>
    <style:style style:name="T14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46" style:parent-style-name="Normal" style:family="paragraph">
      <style:paragraph-properties fo:margin-left="0.25in">
        <style:tab-stops/>
      </style:paragraph-properties>
    </style:style>
    <style:style style:name="T147" style:parent-style-name="DefaultParagraphFont" style:family="text">
      <style:text-properties fo:font-size="11pt" style:font-size-asian="11pt" style:font-size-complex="11pt"/>
    </style:style>
    <style:style style:name="T148" style:parent-style-name="DefaultParagraphFont" style:family="text">
      <style:text-properties fo:font-size="11pt" style:font-size-asian="11pt" style:font-size-complex="11pt"/>
    </style:style>
    <style:style style:name="T149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50" style:parent-style-name="DefaultParagraphFont" style:family="text">
      <style:text-properties fo:font-size="11pt" style:font-size-asian="11pt" style:font-size-complex="11pt"/>
    </style:style>
    <style:style style:name="T151" style:parent-style-name="DefaultParagraphFont" style:family="text">
      <style:text-properties fo:font-size="11pt" style:font-size-asian="11pt" style:font-size-complex="11pt"/>
    </style:style>
    <style:style style:name="T152" style:parent-style-name="DefaultParagraphFont" style:family="text">
      <style:text-properties fo:font-size="11pt" style:font-size-asian="11pt" style:font-size-complex="11pt"/>
    </style:style>
    <style:style style:name="T153" style:parent-style-name="DefaultParagraphFont" style:family="text">
      <style:text-properties fo:font-size="11pt" style:font-size-asian="11pt" style:font-size-complex="11pt"/>
    </style:style>
    <style:style style:name="T154" style:parent-style-name="DefaultParagraphFont" style:family="text">
      <style:text-properties fo:font-size="11pt" style:font-size-asian="11pt" style:font-size-complex="11pt"/>
    </style:style>
    <style:style style:name="P155" style:parent-style-name="Normal" style:family="paragraph">
      <style:text-properties fo:font-size="11pt" style:font-size-asian="11pt" style:font-size-complex="11pt"/>
    </style:style>
    <style:style style:name="P156" style:parent-style-name="Normal" style:family="paragraph">
      <style:text-properties fo:font-weight="bold" style:font-weight-asian="bold" fo:font-size="11pt" style:font-size-asian="11pt" style:font-size-complex="11pt"/>
    </style:style>
    <style:style style:name="P157" style:parent-style-name="Normal" style:family="paragraph">
      <style:paragraph-properties fo:margin-left="0.25in">
        <style:tab-stops/>
      </style:paragraph-properties>
    </style:style>
    <style:style style:name="T158" style:parent-style-name="DefaultParagraphFont" style:family="text">
      <style:text-properties fo:font-size="11pt" style:font-size-asian="11pt" style:font-size-complex="11pt"/>
    </style:style>
    <style:style style:name="T159" style:parent-style-name="DefaultParagraphFont" style:family="text">
      <style:text-properties fo:font-size="11pt" style:font-size-asian="11pt" style:font-size-complex="11pt"/>
    </style:style>
    <style:style style:name="T160" style:parent-style-name="DefaultParagraphFont" style:family="text">
      <style:text-properties fo:font-size="11pt" style:font-size-asian="11pt" style:font-size-complex="11pt"/>
    </style:style>
    <style:style style:name="T161" style:parent-style-name="DefaultParagraphFont" style:family="text">
      <style:text-properties fo:font-size="11pt" style:font-size-asian="11pt" style:font-size-complex="11pt"/>
    </style:style>
    <style:style style:name="T162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63" style:parent-style-name="DefaultParagraphFont" style:family="text">
      <style:text-properties fo:font-size="11pt" style:font-size-asian="11pt" style:font-size-complex="11pt"/>
    </style:style>
    <style:style style:name="T164" style:parent-style-name="DefaultParagraphFont" style:family="text">
      <style:text-properties fo:font-size="11pt" style:font-size-asian="11pt" style:font-size-complex="11pt"/>
    </style:style>
    <style:style style:name="T165" style:parent-style-name="DefaultParagraphFont" style:family="text">
      <style:text-properties fo:font-size="11pt" style:font-size-asian="11pt" style:font-size-complex="11pt"/>
    </style:style>
    <style:style style:name="T166" style:parent-style-name="DefaultParagraphFont" style:family="text">
      <style:text-properties fo:font-size="11pt" style:font-size-asian="11pt" style:font-size-complex="11pt"/>
    </style:style>
    <style:style style:name="T167" style:parent-style-name="DefaultParagraphFont" style:family="text">
      <style:text-properties fo:font-size="11pt" style:font-size-asian="11pt" style:font-size-complex="11pt"/>
    </style:style>
    <style:style style:name="P168" style:parent-style-name="Normal" style:family="paragraph">
      <style:text-properties fo:font-size="11pt" style:font-size-asian="11pt" style:font-size-complex="11pt"/>
    </style:style>
    <style:style style:name="P169" style:parent-style-name="Normal" style:family="paragraph">
      <style:text-properties fo:font-weight="bold" style:font-weight-asian="bold" fo:font-size="11pt" style:font-size-asian="11pt" style:font-size-complex="11pt"/>
    </style:style>
    <style:style style:name="P170" style:parent-style-name="Normal" style:family="paragraph">
      <style:paragraph-properties fo:margin-left="0.25in">
        <style:tab-stops/>
      </style:paragraph-properties>
    </style:style>
    <style:style style:name="T171" style:parent-style-name="DefaultParagraphFont" style:family="text">
      <style:text-properties fo:font-size="11pt" style:font-size-asian="11pt" style:font-size-complex="11pt"/>
    </style:style>
    <style:style style:name="T172" style:parent-style-name="DefaultParagraphFont" style:family="text">
      <style:text-properties fo:font-size="11pt" style:font-size-asian="11pt" style:font-size-complex="11pt"/>
    </style:style>
    <style:style style:name="T173" style:parent-style-name="DefaultParagraphFont" style:family="text">
      <style:text-properties fo:font-size="11pt" style:font-size-asian="11pt" style:font-size-complex="11pt"/>
    </style:style>
    <style:style style:name="T174" style:parent-style-name="DefaultParagraphFont" style:family="text">
      <style:text-properties fo:font-size="11pt" style:font-size-asian="11pt" style:font-size-complex="11pt"/>
    </style:style>
    <style:style style:name="T175" style:parent-style-name="DefaultParagraphFont" style:family="text">
      <style:text-properties fo:font-style="italic" style:font-style-asian="italic" fo:font-size="11pt" style:font-size-asian="11pt" style:font-size-complex="11pt"/>
    </style:style>
    <style:style style:name="T176" style:parent-style-name="DefaultParagraphFont" style:family="text">
      <style:text-properties fo:font-size="11pt" style:font-size-asian="11pt" style:font-size-complex="11pt"/>
    </style:style>
    <style:style style:name="T177" style:parent-style-name="DefaultParagraphFont" style:family="text">
      <style:text-properties fo:font-size="11pt" style:font-size-asian="11pt" style:font-size-complex="11pt"/>
    </style:style>
    <style:style style:name="T178" style:parent-style-name="DefaultParagraphFont" style:family="text">
      <style:text-properties fo:font-size="11pt" style:font-size-asian="11pt" style:font-size-complex="11pt"/>
    </style:style>
    <style:style style:name="T179" style:parent-style-name="DefaultParagraphFont" style:family="text">
      <style:text-properties fo:font-size="11pt" style:font-size-asian="11pt" style:font-size-complex="11pt"/>
    </style:style>
    <style:style style:name="T180" style:parent-style-name="DefaultParagraphFont" style:family="text">
      <style:text-properties fo:font-size="11pt" style:font-size-asian="11pt" style:font-size-complex="11pt"/>
    </style:style>
    <style:style style:name="P181" style:parent-style-name="Normal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12">Pastors</text:span></text:p>
      <text:p text:style-name="P13">First Last<text:s/>(senior/assistant/associate/etc.)</text:p>
      <text:p text:style-name="P14"/>
      <text:p text:style-name="Normal"><text:span text:style-name="T15">Elders</text:span></text:p>
      <text:p text:style-name="P16">First Last</text:p>
      <text:p text:style-name="P17"/>
      <text:p text:style-name="Normal"><text:span text:style-name="T18">Deacons</text:span></text:p>
      <text:p text:style-name="P19">First Last</text:p>
      <text:p text:style-name="P20"/>
      <text:p text:style-name="P21">Communicant Members<text:s/>(total<text:s/>#)</text:p>
      <text:section text:name="Sect1" text:style-name="S1">
        <text:p text:style-name="P22">Voting (over 18)</text:p>
        <text:list text:style-name="LFO3" text:continue-numbering="true">
          <text:list-item>
            <text:p text:style-name="P23">First Last</text:p>
          </text:list-item>
          <text:list-item>
            <text:p text:style-name="P24">…</text:p>
          </text:list-item>
        </text:list>
        <text:p text:style-name="Normal"><text:span text:style-name="T25">Non-voting (under 18)</text:span></text:p>
        <text:list text:style-name="LFO4" text:continue-numbering="true">
          <text:list-item>
            <text:p text:style-name="P26">First Last</text:p>
          </text:list-item>
          <text:list-item>
            <text:p text:style-name="P27">…</text:p>
          </text:list-item>
        </text:list>
        <text:p text:style-name="P28"/>
      </text:section>
      <text:section text:name="Sect2" text:style-name="S2">
        <text:p text:style-name="P29"/>
        <text:p text:style-name="Normal"><text:span text:style-name="T30">Non-communicant Members</text:span><text:span text:style-name="T31"><text:s/>(</text:span><text:span text:style-name="T32">total<text:s/></text:span><text:span text:style-name="T33">#</text:span><text:span text:style-name="T34">)</text:span></text:p>
      </text:section>
      <text:section text:name="Sect3" text:style-name="S3">
        <text:list text:style-name="LFO2" text:continue-numbering="true">
          <text:list-item>
            <text:p text:style-name="P35">First Last</text:p>
          </text:list-item>
          <text:list-item>
            <text:p text:style-name="P36">…</text:p>
          </text:list-item>
          <text:list-item>
            <text:p text:style-name="P37">…</text:p>
          </text:list-item>
          <text:list-item>
            <text:p text:style-name="P38">…</text:p>
          </text:list-item>
        </text:list>
      </text:section>
      <text:section text:name="Sect4" text:style-name="S4">
        <text:p text:style-name="P39"/>
        <text:p text:style-name="Normal"><text:span text:style-name="T40">New Members</text:span><text:span text:style-name="T41"><text:s/>by Letter of Transfer</text:span></text:p>
        <text:list text:style-name="LFO5" text:continue-numbering="true">
          <text:list-item>
            <text:p text:style-name="P42">First &amp; First Last<text:s/>(children first names)<text:tab/><text:tab/><text:tab/>Month<text:s/>Day,<text:s/>Year</text:p>
          </text:list-item>
          <text:list-item>
            <text:p text:style-name="P43">…</text:p>
          </text:list-item>
        </text:list>
        <text:p text:style-name="P44"/>
        <text:p text:style-name="Normal"><text:span text:style-name="T45">New Members by Profession of Faith</text:span></text:p>
        <text:list text:style-name="LFO6" text:continue-numbering="true">
          <text:list-item>
            <text:p text:style-name="P46">First Last<text:tab/><text:tab/><text:tab/><text:tab/><text:tab/><text:tab/><text:tab/>Month Day, Year</text:p>
          </text:list-item>
        </text:list>
        <text:p text:style-name="P47"/>
        <text:p text:style-name="Normal"><text:span text:style-name="T48">New Members by Reaffirmation of Faith</text:span></text:p>
        <text:list text:style-name="LFO7" text:continue-numbering="true">
          <text:list-item>
            <text:p text:style-name="P49">First Last<text:tab/><text:tab/><text:tab/><text:tab/><text:tab/><text:tab/><text:tab/>Month Day, Year</text:p>
          </text:list-item>
        </text:list>
        <text:p text:style-name="P50"/>
        <text:p text:style-name="Normal"><text:span text:style-name="T51">New Non-communicant Members</text:span><text:span text:style-name="T52"><text:s/>(through parents’ transfer, profession, or reaffirmation)</text:span></text:p>
        <text:list text:style-name="LFO8" text:continue-numbering="true">
          <text:list-item>
            <text:p text:style-name="P53">First Last<text:tab/><text:tab/><text:tab/><text:tab/><text:tab/><text:tab/><text:tab/>Month Day, Year</text:p>
          </text:list-item>
          <text:list-item>
            <text:p text:style-name="P54">…</text:p>
          </text:list-item>
        </text:list>
        <text:p text:style-name="P55"/>
        <text:p text:style-name="Normal"><text:span text:style-name="T56">Membership Dismiss</text:span><text:span text:style-name="T57">als</text:span></text:p>
        <text:p text:style-name="P58">First Last<text:tab/><text:tab/>(transfer/discipline/etc.)<text:tab/><text:tab/><text:tab/>Month Day, Year</text:p>
        <text:p text:style-name="P59"/>
        <text:p text:style-name="Normal"><text:span text:style-name="T60">Births</text:span></text:p>
        <text:p text:style-name="P61"><text:span text:style-name="T62">First Middle Last</text:span><text:span text:style-name="T63"><text:tab/></text:span><text:span text:style-name="T64"><text:tab/></text:span><text:span text:style-name="T65">(</text:span><text:span text:style-name="T66">Parents</text:span><text:span text:style-name="T67">)</text:span><text:span text:style-name="T68"><text:tab/></text:span><text:span text:style-name="T69"><text:tab/></text:span><text:span text:style-name="T70"><text:tab/></text:span><text:span text:style-name="T71"><text:tab/>Month Day, Year</text:span></text:p>
        <text:p text:style-name="P72">…</text:p>
        <text:p text:style-name="P73"/>
        <text:p text:style-name="P74">Infant<text:s/>Baptisms</text:p>
        <text:p text:style-name="P75"><text:span text:style-name="T76">First Last</text:span><text:span text:style-name="T77"><text:tab/></text:span><text:span text:style-name="T78"><text:tab/></text:span><text:span text:style-name="T79"><text:tab/></text:span><text:span text:style-name="T80">(</text:span><text:span text:style-name="T81">Pastor</text:span><text:span text:style-name="T82">)</text:span><text:span text:style-name="T83"><text:tab/></text:span><text:span text:style-name="T84"><text:tab/></text:span><text:span text:style-name="T85"><text:tab/></text:span><text:span text:style-name="T86"><text:tab/></text:span><text:span text:style-name="T87">Month Day, Year</text:span></text:p>
        <text:p text:style-name="P88"/>
        <text:p text:style-name="P89">Infant Dedications</text:p>
        <text:p text:style-name="P90"><text:span text:style-name="T91">First Last</text:span><text:span text:style-name="T92"><text:tab/></text:span><text:span text:style-name="T93"><text:tab/></text:span><text:span text:style-name="T94"><text:tab/></text:span><text:span text:style-name="T95">(</text:span><text:span text:style-name="T96">Pastor</text:span><text:span text:style-name="T97">)</text:span><text:span text:style-name="T98"><text:tab/></text:span><text:span text:style-name="T99"><text:tab/></text:span><text:span text:style-name="T100"><text:tab/></text:span><text:span text:style-name="T101"><text:tab/></text:span><text:span text:style-name="T102">Month Day, Year</text:span></text:p>
        <text:p text:style-name="P103"/>
        <text:p text:style-name="P104">Baptisms of Those Professing Faith</text:p>
        <text:p text:style-name="P105"><text:span text:style-name="T106">First Last</text:span><text:span text:style-name="T107"><text:tab/></text:span><text:span text:style-name="T108"><text:tab/></text:span><text:span text:style-name="T109"><text:tab/></text:span><text:span text:style-name="T110">(</text:span><text:span text:style-name="T111">Pastor</text:span><text:span text:style-name="T112">)</text:span><text:span text:style-name="T113"><text:tab/></text:span><text:span text:style-name="T114"><text:tab/></text:span><text:span text:style-name="T115"><text:tab/></text:span><text:span text:style-name="T116"><text:tab/></text:span><text:span text:style-name="T117">Month Day, Year</text:span></text:p>
        <text:p text:style-name="P118"/>
        <text:p text:style-name="P119">Admissions to the Lord’s Table</text:p>
        <text:p text:style-name="P120">First Last<text:tab/><text:tab/><text:tab/><text:tab/><text:tab/><text:tab/><text:tab/><text:tab/>Month Day, Year</text:p>
        <text:p text:style-name="P121"/>
        <text:soft-page-break/>
        <text:p text:style-name="P122">Dates of Celebration of the Lord’s Supper</text:p>
      </text:section>
      <text:section text:name="Sect5" text:style-name="S5">
        <text:p text:style-name="P123">Month Day, Year</text:p>
        <text:p text:style-name="P124">…</text:p>
        <text:p text:style-name="P125">…</text:p>
        <text:p text:style-name="P126">…</text:p>
      </text:section>
      <text:section text:name="Sect6" text:style-name="S6">
        <text:p text:style-name="P127"/>
        <text:p text:style-name="Normal"><text:span text:style-name="T128">Deaths</text:span></text:p>
        <text:p text:style-name="P129">First<text:s/>Middle<text:s/>Last<text:tab/><text:tab/><text:tab/><text:tab/><text:tab/><text:tab/><text:tab/>Month Day, Year</text:p>
        <text:p text:style-name="P130"/>
        <text:p text:style-name="Normal"><text:span text:style-name="T131">Marriages</text:span></text:p>
        <text:p text:style-name="P132"><text:span text:style-name="T133">First Last &amp; First Last</text:span><text:span text:style-name="T134"><text:tab/>(</text:span><text:span text:style-name="T135">Pastor</text:span><text:span text:style-name="T136">)</text:span><text:span text:style-name="T137"><text:tab/></text:span><text:span text:style-name="T138"><text:tab/></text:span><text:span text:style-name="T139"><text:tab/></text:span><text:span text:style-name="T140"><text:tab/>Month Day, Year</text:span></text:p>
        <text:p text:style-name="P141"/>
        <text:p text:style-name="Normal"><text:span text:style-name="T142">Marriages Officiated by Pastor</text:span><text:span text:style-name="T143">s</text:span><text:span text:style-name="T144"><text:s/>Outside of Church</text:span><text:span text:style-name="T145"><text:s/>Bounds</text:span></text:p>
        <text:p text:style-name="P146"><text:span text:style-name="T147">First Last &amp; First Last</text:span><text:span text:style-name="T148"><text:tab/>(</text:span><text:span text:style-name="T149">Pastor</text:span><text:span text:style-name="T150">)</text:span><text:span text:style-name="T151"><text:tab/></text:span><text:span text:style-name="T152"><text:tab/></text:span><text:span text:style-name="T153"><text:tab/></text:span><text:span text:style-name="T154"><text:tab/>Month Day, Year</text:span></text:p>
        <text:p text:style-name="P155"/>
        <text:p text:style-name="P156">Baptisms Administered by Pastors Outside of Church<text:s/>Bounds</text:p>
        <text:p text:style-name="P157"><text:span text:style-name="T158">First Last</text:span><text:span text:style-name="T159"><text:tab/></text:span><text:span text:style-name="T160"><text:tab/></text:span><text:span text:style-name="T161"><text:tab/>(</text:span><text:span text:style-name="T162">Pastor</text:span><text:span text:style-name="T163">)</text:span><text:span text:style-name="T164"><text:tab/></text:span><text:span text:style-name="T165"><text:tab/></text:span><text:span text:style-name="T166"><text:tab/></text:span><text:span text:style-name="T167"><text:tab/>Month Day, Year</text:span></text:p>
        <text:p text:style-name="P168"/>
        <text:p text:style-name="P169">Funerals Administered by Pastors Outside of Church Bounds</text:p>
        <text:p text:style-name="P170"><text:span text:style-name="T171">First Last</text:span><text:span text:style-name="T172"><text:tab/></text:span><text:span text:style-name="T173"><text:tab/></text:span><text:span text:style-name="T174"><text:tab/>(</text:span><text:span text:style-name="T175">Pastor</text:span><text:span text:style-name="T176">)</text:span><text:span text:style-name="T177"><text:tab/></text:span><text:span text:style-name="T178"><text:tab/></text:span><text:span text:style-name="T179"><text:tab/></text:span><text:span text:style-name="T180"><text:tab/>Month Day, Year</text:span></text:p>
        <text:p text:style-name="P18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Arial" fo:font-size="14pt" style:font-size-asian="14pt" style:font-size-complex="12pt" fo:hyphenate="false"/>
    </style:style>
    <style:style style:name="DefaultParagraphFont" style:display-name="Default Paragraph Font" style:family="text"/>
    <style:style style:name="BlockquotePoetryListOutline" style:display-name="Blockquote/Poetry/List/Outline" style:family="paragraph" style:parent-style-name="Normal">
      <style:paragraph-properties fo:widows="0" fo:orphans="0" fo:margin-top="0.1666in" fo:margin-bottom="0.1666in" fo:margin-left="1in">
        <style:tab-stops/>
      </style:paragraph-properties>
      <style:text-properties style:font-name="Times New Roman" fo:font-size="12pt" style:font-size-asian="12pt" fo:hyphenate="false"/>
    </style:style>
    <style:style style:name="Body" style:display-name="Body" style:family="paragraph" style:parent-style-name="Normal">
      <style:paragraph-properties fo:widows="0" fo:orphans="0" fo:text-indent="0.5in"/>
      <style:text-properties style:font-name="Times New Roman" fo:font-size="12pt" style:font-size-asian="12pt" fo:hyphenate="false"/>
    </style:style>
    <style:style style:name="BookTitle" style:display-name="Book Title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FootnoteReference" style:display-name="Footnote Reference" style:family="text">
      <style:text-properties style:text-position="super 65%"/>
    </style:style>
    <style:style style:name="FootnoteText" style:display-name="Footnote Text" style:family="paragraph" style:parent-style-name="Body">
      <style:text-properties fo:font-size="10pt" style:font-size-asian="10pt" fo:hyphenate="false"/>
    </style:style>
    <style:style style:name="FootnoteTextChar" style:display-name="Footnote Text Char" style:family="text">
      <style:text-properties style:font-name="Times New Roman" fo:font-size="10pt" style:font-size-asian="10pt"/>
    </style:style>
    <style:style style:name="MainHeading" style:display-name="Main Heading" style:family="paragraph" style:parent-style-name="Normal" style:next-style-name="Body">
      <style:paragraph-properties fo:keep-with-next="always" fo:keep-together="always" fo:widows="0" fo:orphans="0" fo:break-before="page" fo:margin-bottom="0.1944in"/>
      <style:text-properties style:font-name="Times New Roman" fo:font-weight="bold" style:font-weight-asian="bold" fo:font-size="18pt" style:font-size-asian="18pt" fo:hyphenate="false"/>
    </style:style>
    <style:style style:name="Subhead" style:display-name="Subhead" style:family="paragraph" style:parent-style-name="MainHeading" style:next-style-name="Body">
      <style:paragraph-properties fo:break-before="auto" fo:margin-top="0.1944in"/>
      <style:text-properties fo:font-size="12pt" style:font-size-asian="12pt" fo:hyphenate="false"/>
    </style:style>
    <style:style style:name="Subsubhead" style:display-name="Subsubhead" style:family="paragraph" style:parent-style-name="Body">
      <style:paragraph-properties fo:keep-with-next="always" fo:keep-together="always" fo:margin-top="0.1666in" fo:margin-bottom="0.1666in" fo:margin-left="0.25in" fo:text-indent="0in">
        <style:tab-stops/>
      </style:paragraph-properties>
      <style:text-properties fo:font-style="italic" style:font-style-asian="italic" fo:hyphenate="false"/>
    </style:style>
    <style:style style:name="Style1" style:display-name="Style1" style:family="paragraph" style:parent-style-name="Body">
      <style:paragraph-properties fo:line-height="150%" fo:text-indent="0in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style:font-name="Arial" fo:font-size="14pt" style:font-size-asian="14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style:font-name="Arial" fo:font-size="14pt" style:font-size-asian="14pt"/>
    </style:style>
    <style:style style:name="BalloonText" style:display-name="Balloon Text" style:family="paragraph" style:parent-style-name="Normal">
      <style:text-properties style:font-name="Times New Roman" fo:font-size="9pt" style:font-size-asian="9pt" style:font-size-complex="9pt" fo:hyphenate="false"/>
    </style:style>
    <style:style style:name="BalloonTextChar" style:display-name="Balloon Text Char" style:family="text">
      <style:text-properties style:font-name="Times New Roman" style:font-name-complex="Times New Roman" fo:font-size="9pt" style:font-size-asian="9pt" style:font-size-complex="9pt"/>
    </style:style>
    <style:style style:name="PageNumber" style:display-name="Page Number" style:family="text" style:parent-style-name="DefaultParagraphFont"/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text-align="end"/>
    </style:style>
    <style:style style:name="T3" style:parent-style-name="DefaultParagraphFont" style:family="text">
      <style:text-properties style:font-name-complex="Arial" fo:font-style="italic" style:font-style-asian="italic" fo:font-size="11pt" style:font-size-asian="11pt" style:font-size-complex="11pt"/>
    </style:style>
    <style:style style:name="T4" style:parent-style-name="DefaultParagraphFont" style:family="text">
      <style:text-properties style:font-name-complex="Arial" fo:font-style="italic" style:font-style-asian="italic" fo:font-size="11pt" style:font-size-asian="11pt" style:font-size-complex="11pt"/>
    </style:style>
    <style:style style:name="T5" style:parent-style-name="DefaultParagraphFont" style:family="text">
      <style:text-properties style:font-name-complex="Arial" fo:font-style="italic" style:font-style-asian="italic" fo:font-size="11pt" style:font-size-asian="11pt" style:font-size-complex="11pt"/>
    </style:style>
    <style:style style:name="T6" style:parent-style-name="DefaultParagraphFont" style:family="text">
      <style:text-properties style:font-name-complex="Arial" fo:font-style="italic" style:font-style-asian="italic" fo:font-size="11pt" style:font-size-asian="11pt" style:font-size-complex="11pt"/>
    </style:style>
    <style:style style:name="T7" style:parent-style-name="DefaultParagraphFont" style:family="text">
      <style:text-properties style:font-name-complex="Arial" fo:font-style="italic" style:font-style-asian="italic" fo:font-size="11pt" style:font-size-asian="11pt" style:font-size-complex="11pt"/>
    </style:style>
    <style:style style:name="T8" style:parent-style-name="DefaultParagraphFont" style:family="text">
      <style:text-properties style:font-name-complex="Arial" fo:font-style="italic" style:font-style-asian="italic" fo:font-size="11pt" style:font-size-asian="11pt" style:font-size-complex="11pt"/>
    </style:style>
    <style:style style:name="P9" style:parent-style-name="Header" style:family="paragraph">
      <style:paragraph-properties fo:text-align="center"/>
    </style:style>
    <style:style style:name="T10" style:parent-style-name="DefaultParagraphFont" style:family="text">
      <style:text-properties fo:font-weight="bold" style:font-weight-asian="bold" fo:font-size="12pt" style:font-size-asian="12pt"/>
    </style:style>
    <style:style style:name="P11" style:parent-style-name="Header" style:family="paragraph">
      <style:paragraph-properties fo:text-align="center"/>
      <style:text-properties fo:font-style="italic" style:font-style-asian="italic" fo:font-size="11pt" style:font-size-asian="11pt" style:font-size-complex="11pt"/>
    </style:style>
  </office:automatic-styles>
  <office:master-styles>
    <style:master-page style:name="MP0" style:page-layout-name="PL0">
      <style:header>
        <text:p text:style-name="P2"><text:span text:style-name="T3">Church Name • Annual Statistical Report •<text:s/></text:span><text:span text:style-name="T4">YYYY</text:span><text:span text:style-name="T5"><text:s text:c="2"/>– <text:s/>Page<text:s/></text:span><text:span text:style-name="T6"><text:page-number text:fixed="false">2</text:page-number></text:span><text:span text:style-name="T7"><text:s/>of<text:s/></text:span><text:span text:style-name="T8"><text:page-count>2</text:page-count></text:span></text:p>
      </style:header>
    </style:master-page>
    <style:master-page style:next-style-name="MP0" style:name="MPF0" style:page-layout-name="PL0">
      <style:header>
        <text:p text:style-name="P9"><text:span text:style-name="T10">Church Name</text:span></text:p>
        <text:p text:style-name="P11">Annual Statistical Report •<text:s/>YYYY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McNeilly</meta:initial-creator>
    <dc:creator>Alex McNeilly</dc:creator>
    <meta:creation-date>2022-05-19T15:35:00Z</meta:creation-date>
    <dc:date>2022-05-19T15:35:00Z</dc:date>
    <meta:print-date>2022-05-19T15:35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22" meta:character-count="1492" meta:row-count="10" meta:non-whitespace-character-count="1272"/>
  </office:meta>
</office:document-meta>
</file>